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manifest.rdf" manifest:media-type="application/rdf+xml"/>
  <manifest:file-entry manifest:full-path="meta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background-color="#b2b2b2" fo:padding="0.0382in" fo:border="0.5pt solid #000000">
        <style:background-image/>
      </style:table-cell-properties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background-color="#b2b2b2" fo:padding="0.0382in" fo:border="0.5pt solid #000000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background-color="#b2b2b2" fo:padding="0.0382in" fo:border="0.5pt solid #000000">
        <style:background-image/>
      </style:table-cell-properties>
    </style:style>
    <style:style style:name="P1" style:family="paragraph" style:parent-style-name="Preformatted_20_Text">
      <style:text-properties style:font-name="Liberation Mono" fo:font-size="10pt" officeooo:paragraph-rsid="000fc157" style:font-name-asian="Noto Sans Mono CJK SC" style:font-size-asian="10pt" style:font-name-complex="Liberation Mono" style:font-size-complex="10pt"/>
    </style:style>
    <style:style style:name="P2" style:family="paragraph" style:parent-style-name="Preformatted_20_Text">
      <style:text-properties officeooo:paragraph-rsid="000fc157"/>
    </style:style>
    <style:style style:name="P3" style:family="paragraph" style:parent-style-name="Standard">
      <style:text-properties officeooo:paragraph-rsid="000fc157"/>
    </style:style>
    <style:style style:name="P4" style:family="paragraph" style:parent-style-name="Standard">
      <style:paragraph-properties fo:break-before="page"/>
    </style:style>
    <style:style style:name="T1" style:family="text">
      <style:text-properties officeooo:rsid="000fc157"/>
    </style:style>
    <style:style style:name="fr1" style:family="graphic" style:parent-style-name="Formula">
      <style:graphic-properties style:vertical-pos="from-top" style:horizontal-pos="from-left" style:horizontal-rel="paragraph-content" fo:padding="0in" fo:border="none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o convert a Twist message to individual wheel speeds for a differential drive robot, you can use the following equations:</text:p>
      <text:p text:style-name="Standard"/>
      <text:p text:style-name="Standard"><draw:frame draw:style-name="fr2" draw:name="Object3" text:anchor-type="as-char" svg:y="-0.1484in" svg:width="2.2425in" svg:height="0.183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draw:frame draw:style-name="fr2" draw:name="Object4" text:anchor-type="as-char" svg:y="-0.1484in" svg:width="2.4736in" svg:height="0.183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<draw:frame draw:style-name="fr2" draw:name="Object5" text:anchor-type="as-char" svg:y="-0.1484in" svg:width="1.2047in" svg:height="0.1839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<draw:frame draw:style-name="fr2" draw:name="Object6" text:anchor-type="as-char" svg:y="-0.1484in" svg:width="1.9835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<draw:frame draw:style-name="fr2" draw:name="Object1" text:anchor-type="as-char" svg:y="-0.2598in" svg:width="4.078in" svg:height="0.408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Object2" text:anchor-type="as-char" svg:y="-0.2598in" svg:width="4.1535in" svg:height="0.408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Here's how you can implement this in C++ with ROS2:</text:p>
      <text:p text:style-name="Standard"/>
      <text:p text:style-name="Standard">Firstly, you'll need to include the relevant headers: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#include "rclcpp/rclcpp.hpp"</text:p>
            <text:p text:style-name="P1">#include "geometry_msgs/msg/twist.hpp"</text:p>
          </table:table-cell>
        </table:table-row>
      </table:table>
      <text:p text:style-name="Preformatted_20_Text"/>
      <text:p text:style-name="Standard"/>
      <text:p text:style-name="Standard">You can then define a subscriber callback function to process the incoming Twist messages:</text:p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void twistCallback(const geometry_msgs::msg::Twist::SharedPtr msg)</text:p>
            <text:p text:style-name="P2">{</text:p>
            <text:p text:style-name="P2"><text:s text:c="2"/>double linear_velocity = msg-&gt;linear.x;</text:p>
            <text:p text:style-name="P2"><text:s text:c="2"/>double angular_velocity = msg-&gt;angular.z;</text:p>
            <text:p text:style-name="P2"><text:s text:c="2"/></text:p>
            <text:p text:style-name="P2"><text:s text:c="2"/>// Set the radius of your wheel and distance between the wheels</text:p>
            <text:p text:style-name="P2"><text:s text:c="2"/>double wheel_radius = 0.1; <text:s/>// in meters</text:p>
            <text:p text:style-name="P2"><text:s text:c="2"/>double wheel_distance = 0.5; <text:s/>// in meters</text:p>
            <text:p text:style-name="P2"/>
            <text:p text:style-name="P2"><text:s text:c="2"/>// Calculate the left and right wheel speeds</text:p>
            <text:p text:style-name="P2"><text:s text:c="2"/>double left_wheel_speed = (2 * linear_velocity - angular_velocity * wheel_distance) / (2 * wheel_radius);</text:p>
            <text:p text:style-name="P2"><text:s text:c="2"/>double right_wheel_speed = (2 * linear_velocity + angular_velocity * wheel_distance) / (2 * wheel_radius);</text:p>
            <text:p text:style-name="P2"/>
            <text:p text:style-name="P2"><text:s text:c="2"/>// Print the calculated wheel speeds</text:p>
            <text:p text:style-name="P2"><text:s text:c="2"/>RCLCPP_INFO(rclcpp::get_logger("TwistToWheelSpeeds"), "Left Wheel Speed: %f m/s, Right Wheel Speed: %f m/s", left_wheel_speed, right_wheel_speed);</text:p>
            <text:p text:style-name="P1">}</text:p>
          </table:table-cell>
        </table:table-row>
      </table:table>
      <text:p text:style-name="Preformatted_20_Text"/>
      <text:p text:style-name="Standard"/>
      <text:p text:style-name="Standard"/>
      <text:p text:style-name="Standard"/>
      <text:p text:style-name="P4">Finally, create a ROS2 node and set up a subscriber to get the Twist messages:</text:p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P3">int main(int argc, char * argv[])</text:p>
            <text:p text:style-name="P3">{</text:p>
            <text:p text:style-name="P3"><text:s text:c="2"/>rclcpp::init(argc, argv);</text:p>
            <text:p text:style-name="P3"><text:s text:c="2"/>auto node = std::make_shared&lt;rclcpp::Node&gt;("twist_to_wheel_speeds");</text:p>
            <text:p text:style-name="P3"><text:s text:c="2"/></text:p>
            <text:p text:style-name="P3"><text:s text:c="2"/>auto subscription = node-&gt;create_subscription&lt;geometry_msgs::msg::Twist&gt;(</text:p>
            <text:p text:style-name="P3"><text:s text:c="4"/>"cmd_vel", <text:s/>// Topic name</text:p>
            <text:p text:style-name="P3"><text:s text:c="4"/>10, <text:s text:c="8"/>// Queue size</text:p>
            <text:p text:style-name="P3"><text:s text:c="4"/>twistCallback</text:p>
            <text:p text:style-name="P3"><text:s text:c="2"/>);</text:p>
            <text:p text:style-name="P3"/>
            <text:p text:style-name="P3"><text:s text:c="2"/>rclcpp::spin(node);</text:p>
            <text:p text:style-name="P3"><text:s text:c="2"/>rclcpp::shutdown();</text:p>
            <text:p text:style-name="P3"><text:s text:c="2"/>return 0;</text:p>
            <text:p text:style-name="P3">}</text:p>
          </table:table-cell>
        </table:table-row>
      </table:table>
      <text:p text:style-name="Standard"/>
      <text:p text:style-name="Standard"/>
      <text:p text:style-name="Standard"/>
      <text:p text:style-name="Standard">In this example, the `twistCallback` function is where the conversion happens. When a Twist message arrives on the `cmd_vel` topic, this function calculates the left and right wheel speeds based on the equations above and prints them out.</text:p>
      <text:p text:style-name="Standard"/>
      <text:p text:style-name="Standard">Remember to replace the `wheel_radius` and `wheel_distance` variables with the actual measurements of your specific robo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4:57:41.054060867</meta:creation-date>
    <dc:date>2023-10-22T15:20:08.325263990</dc:date>
    <meta:editing-duration>PT7M11S</meta:editing-duration>
    <meta:editing-cycles>2</meta:editing-cycles>
    <meta:generator>LibreOffice/7.3.7.2$Linux_X86_64 LibreOffice_project/30$Build-2</meta:generator>
    <meta:document-statistic meta:table-count="3" meta:image-count="0" meta:object-count="6" meta:page-count="2" meta:paragraph-count="43" meta:word-count="252" meta:character-count="1913" meta:non-whitespace-character-count="1635"/>
  </office:meta>
</office:document-meta>
</file>

<file path=Object 1/content.xml><?xml version="1.0" encoding="utf-8"?>
<math xmlns="http://www.w3.org/1998/Math/MathML" display="block">
  <semantics>
    <mrow>
      <mi mathvariant="italic">LeftWheelSpeed</mi>
      <mo stretchy="false">=</mo>
      <mfrac>
        <mrow>
          <mo fence="true" form="prefix" stretchy="false">(</mo>
          <mrow>
            <mrow>
              <mrow>
                <mn>2</mn>
                <mo stretchy="false">∗</mo>
                <mi mathvariant="italic">LinearVelocity</mi>
              </mrow>
              <mo stretchy="false">−</mo>
              <mrow>
                <mi mathvariant="italic">AngularVelocity</mi>
                <mo stretchy="false">∗</mo>
                <mi>d</mi>
              </mrow>
            </mrow>
          </mrow>
          <mo fence="true" form="postfix" stretchy="false">)</mo>
        </mrow>
        <mrow>
          <mn>2</mn>
          <mo stretchy="false">∗</mo>
          <mi>r</mi>
        </mrow>
      </mfrac>
    </mrow>
    <annotation encoding="StarMath 5.0">LeftWheelSpeed = {(2 * LinearVelocity - AngularVelocity * d)} over {2*r} 
</annotation>
  </semantics>
</math>
</file>

<file path=Object 2/content.xml><?xml version="1.0" encoding="utf-8"?>
<math xmlns="http://www.w3.org/1998/Math/MathML" display="block">
  <semantics>
    <mrow>
      <mi mathvariant="italic">RightWheelSpeed</mi>
      <mo stretchy="false">=</mo>
      <mfrac>
        <mrow>
          <mo fence="true" form="prefix" stretchy="false">(</mo>
          <mrow>
            <mrow>
              <mrow>
                <mn>2</mn>
                <mo stretchy="false">∗</mo>
                <mi mathvariant="italic">LinearVelocity</mi>
              </mrow>
              <mo stretchy="false">+</mo>
              <mrow>
                <mi mathvariant="italic">AngularVelocity</mi>
                <mo stretchy="false">∗</mo>
                <mi>d</mi>
              </mrow>
            </mrow>
          </mrow>
          <mo fence="true" form="postfix" stretchy="false">)</mo>
        </mrow>
        <mrow>
          <mn>2</mn>
          <mo stretchy="false">∗</mo>
          <mi>r</mi>
        </mrow>
      </mfrac>
    </mrow>
    <annotation encoding="StarMath 5.0">RightWheelSpeed = {(2 * LinearVelocity + AngularVelocity * d)} over {2*r}</annotation>
  </semantics>
</math>
</file>

<file path=Object 3/content.xml><?xml version="1.0" encoding="utf-8"?>
<math xmlns="http://www.w3.org/1998/Math/MathML" display="block">
  <semantics>
    <mrow>
      <mi mathvariant="italic">Linear</mi>
      <mrow>
        <mi mathvariant="italic">Velocity</mi>
        <mo stretchy="false">=</mo>
        <mi mathvariant="italic">Twist</mi>
      </mrow>
      <mi>.</mi>
      <mi mathvariant="italic">linear</mi>
      <mi>.</mi>
      <mi>x</mi>
    </mrow>
    <annotation encoding="StarMath 5.0">Linear Velocity=Twist.linear.x</annotation>
  </semantics>
</math>
</file>

<file path=Object 4/content.xml><?xml version="1.0" encoding="utf-8"?>
<math xmlns="http://www.w3.org/1998/Math/MathML" display="block">
  <semantics>
    <mrow>
      <mi mathvariant="italic">Angular</mi>
      <mrow>
        <mi mathvariant="italic">Velocity</mi>
        <mo stretchy="false">=</mo>
        <mi mathvariant="italic">Twist</mi>
      </mrow>
      <mi>.</mi>
      <mi mathvariant="italic">angular</mi>
      <mi>.</mi>
      <mi>z</mi>
    </mrow>
    <annotation encoding="StarMath 5.0">Angular Velocity=Twist.angular.z</annotation>
  </semantics>
</math>
</file>

<file path=Object 5/content.xml><?xml version="1.0" encoding="utf-8"?>
<math xmlns="http://www.w3.org/1998/Math/MathML" display="block">
  <semantics>
    <mrow>
      <mi mathvariant="italic">Wheel</mi>
      <mrow>
        <mi mathvariant="italic">Radius</mi>
        <mo stretchy="false">=</mo>
        <mi>r</mi>
      </mrow>
    </mrow>
    <annotation encoding="StarMath 5.0">Wheel Radius=r</annotation>
  </semantics>
</math>
</file>

<file path=Object 6/content.xml><?xml version="1.0" encoding="utf-8"?>
<math xmlns="http://www.w3.org/1998/Math/MathML" display="block">
  <semantics>
    <mrow>
      <mi mathvariant="italic">Distance</mi>
      <mi mathvariant="italic">between</mi>
      <mrow>
        <mi mathvariant="italic">Wheels</mi>
        <mo stretchy="false">=</mo>
        <mi>d</mi>
      </mrow>
    </mrow>
    <annotation encoding="StarMath 5.0">Distance between Wheels=d</annotation>
  </semantics>
</math>
</file>